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able_20_Contents">
      <style:text-properties officeooo:rsid="0008ef60" officeooo:paragraph-rsid="0008ef60"/>
    </style:style>
    <style:style style:name="P4" style:family="paragraph" style:parent-style-name="Table_20_Contents">
      <style:text-properties officeooo:rsid="000a1c50" officeooo:paragraph-rsid="000a1c50"/>
    </style:style>
    <style:style style:name="P5" style:family="paragraph" style:parent-style-name="Table_20_Contents">
      <style:text-properties officeooo:rsid="0016a3a2" officeooo:paragraph-rsid="000b534a"/>
    </style:style>
    <style:style style:name="P6" style:family="paragraph" style:parent-style-name="Table_20_Contents">
      <style:text-properties officeooo:rsid="00101fbd" officeooo:paragraph-rsid="00101fbd"/>
    </style:style>
    <style:style style:name="P7" style:family="paragraph" style:parent-style-name="Table_20_Contents">
      <style:text-properties officeooo:rsid="0011b750" officeooo:paragraph-rsid="0011b750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b750" officeooo:paragraph-rsid="0011b750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attore" style:list-style-name="Numerazione_20_UC">
      <style:text-properties officeooo:paragraph-rsid="0008ef60"/>
    </style:style>
    <style:style style:name="P12" style:family="paragraph" style:parent-style-name="Azione_20_attore" style:list-style-name="L1">
      <style:text-properties officeooo:paragraph-rsid="0008ef60"/>
    </style:style>
    <style:style style:name="P13" style:family="paragraph" style:parent-style-name="Azione_20_attore" style:list-style-name="L1">
      <style:text-properties officeooo:rsid="0008ef60" officeooo:paragraph-rsid="0008ef60"/>
    </style:style>
    <style:style style:name="P14" style:family="paragraph" style:parent-style-name="Azione_20_attore">
      <style:text-properties officeooo:paragraph-rsid="0008ef60"/>
    </style:style>
    <style:style style:name="P15" style:family="paragraph" style:parent-style-name="Azione_20_attore" style:list-style-name="L2">
      <style:text-properties officeooo:rsid="000e415e" officeooo:paragraph-rsid="000e415e"/>
    </style:style>
    <style:style style:name="P16" style:family="paragraph" style:parent-style-name="Azione_20_sistema">
      <style:text-properties officeooo:rsid="0008ef60" officeooo:paragraph-rsid="0008ef60"/>
    </style:style>
    <style:style style:name="P17" style:family="paragraph" style:parent-style-name="Azione_20_sistema">
      <style:text-properties officeooo:paragraph-rsid="0008ef60"/>
    </style:style>
    <style:style style:name="P18" style:family="paragraph" style:parent-style-name="Azione_20_sistema" style:list-style-name="L2">
      <style:text-properties officeooo:rsid="000e415e" officeooo:paragraph-rsid="000e415e"/>
    </style:style>
    <style:style style:name="P19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311bc" officeooo:paragraph-rsid="0008ef60"/>
    </style:style>
    <style:style style:name="P20" style:family="paragraph" style:parent-style-name="Table_20_Contents" style:list-style-name="L3">
      <style:text-properties officeooo:paragraph-rsid="000a1c50"/>
    </style:style>
    <style:style style:name="P21" style:family="paragraph" style:parent-style-name="Table_20_Contents" style:list-style-name="L3">
      <style:text-properties officeooo:rsid="000c5e57" officeooo:paragraph-rsid="000c5e57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08ef60"/>
    </style:style>
    <style:style style:name="T5" style:family="text">
      <style:text-properties officeooo:rsid="00097717"/>
    </style:style>
    <style:style style:name="T6" style:family="text">
      <style:text-properties officeooo:rsid="000a1c50"/>
    </style:style>
    <style:style style:name="T7" style:family="text">
      <style:text-properties officeooo:rsid="000b534a"/>
    </style:style>
    <style:style style:name="T8" style:family="text">
      <style:text-properties officeooo:rsid="001746df"/>
    </style:style>
    <style:style style:name="T9" style:family="text">
      <style:text-properties officeooo:rsid="000c5e57"/>
    </style:style>
    <style:style style:name="T10" style:family="text">
      <style:text-properties officeooo:rsid="000e41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Utente visualizza informazion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232251" text:style-name="Numerazione_20_UC">
              <text:list-item text:start-value="1">
                <text:p text:style-name="P11"><text:span text:style-name="T1"><text:s/>L'utente</text:span><text:span text:style-name="T2"> accede alla </text:span><text:span text:style-name="T3">sua pagina personale.</text:span></text:p>
                <text:p text:style-name="P19"/>
              </text:list-item>
              <text:list-item>
                <text:p text:style-name="P16"><text:s/>Il sistema mostra le vari possibili scelta per la proprio categoria:</text:p>
              </text:list-item>
            </text:list>
            <text:list xml:id="list20251103" text:style-name="L1">
              <text:list-item>
                <text:p text:style-name="P12"><text:span text:style-name="T4">Visual</text:span><text:span text:style-name="T5">i</text:span><text:span text:style-name="T4">zza stato iscrizione</text:span></text:p>
              </text:list-item>
              <text:list-item>
                <text:p text:style-name="P13">Visualizza propri dati</text:p>
              </text:list-item>
              <text:list-item>
                <text:p text:style-name="P13">Visualizza dati figlio: <text:span text:style-name="T9">(menù con scelta già impostata)</text:span></text:p>
              </text:list-item>
            </text:list>
            <text:list xml:id="list20258506" text:continue-list="list20232251" text:style-name="Numerazione_20_UC">
              <text:list-header>
                <text:p text:style-name="Azione_20_attore"/>
              </text:list-header>
              <text:list-item>
                <text:p text:style-name="P14"><text:span text:style-name="T4"><text:s/>L'utente</text:span><text:span text:style-name="T5"> clicca su Visualizza dati figlio: “</text:span><text:span text:style-name="T9">nome figlio</text:span><text:span text:style-name="T5">”.</text:span></text:p>
                <text:p text:style-name="P16"/>
              </text:list-item>
              <text:list-item>
                <text:p text:style-name="P17"><text:span text:style-name="T4"><text:s/>Il sistema </text:span><text:span text:style-name="T9">apre una nuova pagina</text:span><text:span text:style-name="T4"> mostra i dat</text:span><text:span text:style-name="T10">i:</text:span></text:p>
              </text:list-item>
            </text:list>
            <text:list xml:id="list20232254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anagrafica bambino</text:p>
                          </text:list-item>
                          <text:list-item>
                            <text:p text:style-name="P18">registro attività bambino</text:p>
                          </text:list-item>
                          <text:list-item>
                            <text:p text:style-name="P15">avvisi var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dati desidera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249307" text:style-name="L3">
              <text:list-item>
                <text:p text:style-name="P20"><text:span text:style-name="T6">Errore a video derivante dalla mancata selezione di un bambino. </text:span><text:span text:style-name="T7">Questo errore si verifica solo per il passo 3, ovvero, durante la selezione da parte dell'utente.</text:span></text:p>
              </text:list-item>
              <text:list-item>
                <text:p text:style-name="P21">Nel caso l'utente ha più figli il menù sarà a tendina e l'utente potrà scegliere il figlio di cui vuole visualizzare i dati che gli interessan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capire <text:span text:style-name="T8">anche per utenti meno esperti</text:span>. </text:p>
            <text:p text:style-name="P5"><text:span text:style-name="T8">V</text:span><text:span text:style-name="T6">elocità di caricamento </text:span><text:span text:style-name="T8">della </text:span><text:span text:style-name="T6">pagina </text:span><text:span text:style-name="T8">non deve superare i 6 secondi di attesa.</text:span></text:p>
          </table:table-cell>
        </table:table-row>
      </table:table>
      <text:p text:style-name="P9"/>
      <text:p text:style-name="P10">UC_A_41 Utente visualizza informazioni del suo account precisamente del figl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10</meta:editing-cycles>
    <meta:generator>LibreOffice/3.6$Windows_x86 LibreOffice_project/da8c1e6-fd468f4-454e206-f42a4a9-143cfd</meta:generator>
    <dc:date>2012-10-24T00:11:18.14</dc:date>
    <meta:document-statistic meta:table-count="1" meta:image-count="0" meta:object-count="0" meta:page-count="1" meta:paragraph-count="28" meta:word-count="185" meta:character-count="1167" meta:non-whitespace-character-count="1017"/>
  </office:meta>
</office:document-meta>
</file>